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text-properties style:font-name="Courier New" style:font-name-complex="Courier New"/>
    </style:style>
    <style:style style:name="P4" style:family="paragraph" style:parent-style-name="Standard">
      <style:paragraph-properties fo:text-align="center" style:justify-single-word="false"/>
      <style:text-properties style:font-name="Courier New" fo:language="en" fo:country="US" style:font-name-complex="Courier New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cm" fo:text-indent="1.27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4" style:family="paragraph" style:parent-style-name="Название_20_объекта">
      <style:paragraph-properties fo:text-align="center" style:justify-single-word="false"/>
    </style:style>
    <style:style style:name="P15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0000"/>
    </style:style>
    <style:style style:name="T4" style:family="text">
      <style:text-properties style:font-name="Courier New" style:font-name-complex="Courier New"/>
    </style:style>
    <style:style style:name="T5" style:family="text">
      <style:text-properties style:font-name="Courier New" fo:language="en" fo:country="US" style:font-name-complex="Courier New"/>
    </style:style>
    <style:style style:name="T6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0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1" style:family="text">
      <style:text-properties fo:font-size="8pt" fo:language="en" fo:country="US" style:font-size-asian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5" text:outline-level="1">сишные трюки от мыщъх'а</text:h>
      <text:p text:style-name="Standard">крис касперски ака мыщъх <text:span text:style-name="T1">no</text:span>-<text:span text:style-name="T1">email</text:span></text:p>
      <text:p text:style-name="P10"/>
      <text:p text:style-name="P13">си — это не только мощный, но еще и "демократический" язык, свободный от глупых запретов и ограничений, сдерживающих полет хакерской мысли как это делают паскаль и си++. нестандартные приемы программирования высоко ценятся хакерами, но ненавистны "законопослушным" программистам, называющих их хаками, но прежде чем судить, нужно увидеть хотя бы один хороший хак</text:p>
      <text:h text:style-name="Heading_20_2" text:outline-level="2">хак <text:span text:style-name="T1">N</text:span>1<text:span text:style-name="T1"> </text:span>– функции под вопросом</text:h>
      <text:p text:style-name="P11">начнем с классики (<text:span text:style-name="T3">см. листинг 1</text:span>). на вопрос: что этот код делает большинство прикладных программистов убежденно отвечают: "не компилируются". те же из них, кто все-таки не поленится проверить и откомилировать, едут крышей и остаток дня проводят в размышлениях _как_ _такое_ вообще может работать!</text:p>
      <text:p text:style-name="P1"/>
      <text:p text:style-name="P1"><text:span text:style-name="T5">j = </text:span><text:span text:style-name="T6">(</text:span><text:span text:style-name="T5">flag?sin:cos</text:span><text:span text:style-name="T6">)</text:span><text:span text:style-name="T5">(x);</text:span></text:p>
      <text:p text:style-name="P14">Листинг<text:span text:style-name="T1"> </text:span><text:sequence text:ref-name="refЛистинг0" text:name="Листинг" text:formula="ooow:Листинг+1" style:num-format="1">1</text:sequence><text:span text:style-name="T1"> enigma</text:span></text:p>
      <text:p text:style-name="P11">хороший тест на значение языка, кстати. _что_ данный код делает понятно и без подсказки, достаточно открыть описание оператора "?", но объяснить _как_ он это делает, может только гуру.</text:p>
      <text:p text:style-name="P11">при использовании _имени_ функции в качестве выражения, компилятор возвращает указатель на нее, таким образом, в зависимости от значения <text:span text:style-name="T1">flag</text:span>'а будет выбран либо тот, либо иной указатель, заключенный, согласно правилам языка, в круглые скобки, и ожидающий аргументов, в роли которых в данном случае выступает (<text:span text:style-name="T1">x</text:span>).</text:p>
      <text:p text:style-name="P11">а теперь попробуйте переписать этот хак на классический манер и сравните размер программы и откомпилированного кода.</text:p>
      <text:h text:style-name="Heading_20_2" text:outline-level="2">хак <text:span text:style-name="T1">N</text:span>2<text:span text:style-name="T1"> </text:span>– обмен значений двух переменных</text:h>
      <text:p text:style-name="P11">вопрос: сколько времени потребуется рядовому программисту, чтобы понять, что происходит с переменными <text:span text:style-name="T1">x</text:span> и <text:span text:style-name="T1">y</text:span>?</text:p>
      <text:p text:style-name="P1"/>
      <text:p text:style-name="P2">x ^= y ^= x ^=y;</text:p>
      <text:p text:style-name="P14">Листинг <text:sequence text:ref-name="refЛистинг1" text:name="Листинг" text:formula="ooow:Листинг+1" style:num-format="1">2</text:sequence> порождение тьмы</text:p>
      <text:p text:style-name="P11">давайте разобьем это выражение на три: "<text:span text:style-name="T1">x</text:span> ^= <text:span text:style-name="T1">y</text:span>; <text:span text:style-name="T1">y</text:span> ^= <text:span text:style-name="T1">x</text:span>; <text:span text:style-name="T1">x</text:span> ^= <text:span text:style-name="T1">y</text:span>;", для наглядности, записав их так:</text:p>
      <text:p text:style-name="P4">1) x = x XOR y;</text:p>
      <text:p text:style-name="P4">2) y = y XOR x;</text:p>
      <text:p text:style-name="P1"><text:span text:style-name="T5">3) x = x XOR y;</text:span></text:p>
      <text:p text:style-name="P14">Листинг<text:span text:style-name="T1"> </text:span><text:sequence text:ref-name="refЛистинг2" text:name="Листинг" text:formula="ooow:Листинг+1" style:num-format="1">3</text:sequence> срывая вуаль тьмы</text:p>
      <text:p text:style-name="P11">а это уже чистая математика получается! повторное наложение И исключающего ИЛИ, независимо от порядка аргументов, как известно, дает исходный результат, но в строках 1) и 2) аргументы меняются местами, следовательно, после выполнения шага 2) в переменной <text:span text:style-name="T1">y</text:span> окажется <text:span text:style-name="T1">x</text:span>, а сам <text:span text:style-name="T1">x</text:span> будет содержать "смесь" (<text:span text:style-name="T1">x</text:span> <text:span text:style-name="T1">XOR</text:span> <text:span text:style-name="T1">y</text:span>), из которой на шаге 3) "изымается" прежний <text:span text:style-name="T1">x</text:span> и остается чистый <text:span text:style-name="T1">y</text:span>. короче, происходит обмен значений двух переменных без привлечения третьей.</text:p>
      <text:p text:style-name="P11">красиво? красиво! но увы, по скорости и объему машинного кода сильно проигрывает стандартному "<text:span text:style-name="T5">tmp</text:span><text:span text:style-name="T4"> = </text:span><text:span text:style-name="T5">x</text:span><text:span text:style-name="T4">; </text:span><text:span text:style-name="T5">x</text:span><text:span text:style-name="T4"> = </text:span><text:span text:style-name="T5">y</text:span><text:span text:style-name="T4">; </text:span><text:span text:style-name="T5">y</text:span><text:span text:style-name="T4"> = </text:span><text:span text:style-name="T5">tmp</text:span><text:span text:style-name="T4">;</text:span>", поэтому пользоваться данным хаком не рекомендуется.</text:p>
      <text:h text:style-name="Heading_20_2" text:outline-level="2"><text:soft-page-break/>хак <text:span text:style-name="T1">N</text:span>3<text:span text:style-name="T1"> </text:span>– забытая запятая</text:h>
      <text:p text:style-name="P11">изобилие фигурные скобок сильно раздражает и возникает естественное стремление записать весь <text:span text:style-name="T1">statement</text:span> одной строкой. рассмотрим типичный фрагмент кода, написанный "правильным" программистом:</text:p>
      <text:p text:style-name="Standard"/>
      <text:p text:style-name="P7">if (n &gt; 1)</text:p>
      <text:p text:style-name="P7">{</text:p>
      <text:p text:style-name="P7"><text:tab/>printf("%d\n", x); n=0; a++;</text:p>
      <text:p text:style-name="P7">}</text:p>
      <text:p text:style-name="P14">Листинг<text:span text:style-name="T1"> </text:span><text:sequence text:ref-name="refЛистинг3" text:name="Листинг" text:formula="ooow:Листинг+1" style:num-format="1">4</text:sequence><text:span text:style-name="T1"> </text:span>общепринятый вариант</text:p>
      <text:p text:style-name="P11">а вот тот же самый код, написанный хакером. как говориться, сравните и найдите различия:</text:p>
      <text:p text:style-name="Standard"/>
      <text:p text:style-name="P7">if (n &gt;1) printf("%d\n", x), n = 0, a++;</text:p>
      <text:p text:style-name="P14">Листинг <text:sequence text:ref-name="refЛистинг4" text:name="Листинг" text:formula="ooow:Листинг+1" style:num-format="1">5</text:sequence> хакерский вариант</text:p>
      <text:p text:style-name="P11">фигурные скобки "волшебным" образом исчезают, а вместе с ними исчезает и точка из знака "точка с запятой", в результате чего наглядность листинга значительно повышается.</text:p>
      <text:p text:style-name="P11">постоянно разделяя операторы знаком точки с запятой, большинство программистов почему-то забывают об обыкновенной запятой, используемой для разделяющей выражений, но в си практически все что угодно может быть выражением!!!</text:p>
      <text:h text:style-name="Heading_20_2" text:outline-level="2">хак <text:span text:style-name="T1">N</text:span>4<text:span text:style-name="T1"> </text:span>– скрытые возможности цикла <text:span text:style-name="T1">for</text:span></text:h>
      <text:p text:style-name="P10">вот еще один типичный пример кода, написанный "правильным" программистом:</text:p>
      <text:p text:style-name="Standard"/>
      <text:p text:style-name="P7">x = 0;</text:p>
      <text:p text:style-name="P7">for (a = 0; a &lt; n; a++)</text:p>
      <text:p text:style-name="P7">{</text:p>
      <text:p text:style-name="Standard"><text:span text:style-name="T7"><text:tab/></text:span><text:span text:style-name="T8">…</text:span></text:p>
      <text:p text:style-name="Standard"><text:span text:style-name="T7"><text:tab/></text:span><text:span text:style-name="T8">if (f()) x++;</text:span></text:p>
      <text:p text:style-name="Standard"><text:span text:style-name="T8"><text:tab/></text:span><text:span text:style-name="T7">…</text:span></text:p>
      <text:p text:style-name="P5">}</text:p>
      <text:p text:style-name="P14">Листинг <text:sequence text:ref-name="refЛистинг5" text:name="Листинг" text:formula="ooow:Листинг+1" style:num-format="1">6</text:sequence> инициализация переменной перед входом в цикл (широко распространенный вариант)</text:p>
      <text:p text:style-name="P11">инициализация переменной <text:span text:style-name="T1">x</text:span> перед входом в цикл режет глаза, занимает целую строку и придает листингу некоторую небрежность. и это при том, что в каждом учебнике написано, что си допускает множественную инициализацию в циклах. ну и что с того, что <text:span text:style-name="T1">x</text:span> не является параметром цикла? компилятору ведь все равно и никакой хакер не успокоится пока не перепишет этот код так:</text:p>
      <text:p text:style-name="P3"/>
      <text:p text:style-name="Standard"><text:span text:style-name="T8">for (a = 0, </text:span><text:span text:style-name="T9">x = 0</text:span><text:span text:style-name="T8">; a &lt; n; a++)</text:span></text:p>
      <text:p text:style-name="P7">{</text:p>
      <text:p text:style-name="P7"><text:tab/>…</text:p>
      <text:p text:style-name="P7"><text:tab/>if (f()) x++;</text:p>
      <text:p text:style-name="Standard"><text:span text:style-name="T8"><text:tab/></text:span><text:span text:style-name="T7">…</text:span></text:p>
      <text:p text:style-name="P5">}</text:p>
      <text:p text:style-name="P14">Листинг <text:sequence text:ref-name="refЛистинг6" text:name="Листинг" text:formula="ooow:Листинг+1" style:num-format="1">7</text:sequence><text:span text:style-name="T1"> </text:span>инициализация переменной перед входом в цикл (хакерский вариант)</text:p>
      <text:p text:style-name="P11">при большом количестве переменных это здорово выручает! а вот еще более конкретный пример. в "каноническом" виде он выглядит так:</text:p>
      <text:p text:style-name="P11"/>
      <text:p text:style-name="P8">sum = 0;</text:p>
      <text:p text:style-name="P9"><text:span text:style-name="T8">for (a = 0; a &lt; n; a++) sum += f(a);</text:span></text:p>
      <text:p text:style-name="P14">Листинг <text:sequence text:ref-name="refЛистинг7" text:name="Листинг" text:formula="ooow:Листинг+1" style:num-format="1">8</text:sequence> подсчет суммы ("канонический" вариант)</text:p>
      <text:p text:style-name="P11">а что, если избавиться от тела цикла, поместив весь код в заголовок? любой хакер без труда сделает это:</text:p>
      <text:p text:style-name="P11"/>
      <text:p text:style-name="P9"><text:span text:style-name="T8">for (a = 0, </text:span><text:span text:style-name="T9">sum = 0</text:span><text:span text:style-name="T8">; a &lt; n; </text:span><text:span text:style-name="T9">sum += f(a)</text:span><text:span text:style-name="T8">, a++);</text:span></text:p>
      <text:p text:style-name="P14">Листинг <text:sequence text:ref-name="refЛистинг8" text:name="Листинг" text:formula="ooow:Листинг+1" style:num-format="1">9</text:sequence> подсчет суммы (хакерский вариант)</text:p>
      <text:p text:style-name="P11"><text:soft-page-break/>а вот еще более оптимизированный вариант:</text:p>
      <text:p text:style-name="P10"/>
      <text:p text:style-name="P9"><text:span text:style-name="T8">for</text:span><text:span text:style-name="T7"> (</text:span><text:span text:style-name="T8">a</text:span><text:span text:style-name="T7"> = 0, </text:span><text:span text:style-name="T8">sum</text:span><text:span text:style-name="T7"> = 0; </text:span><text:span text:style-name="T8">a</text:span><text:span text:style-name="T7"> &lt; </text:span><text:span text:style-name="T8">n</text:span><text:span text:style-name="T7">; </text:span><text:span text:style-name="T8">sum</text:span><text:span text:style-name="T7"> += </text:span><text:span text:style-name="T8">f</text:span><text:span text:style-name="T7">(</text:span><text:span text:style-name="T8">a</text:span><text:span text:style-name="T7">++));</text:span></text:p>
      <text:p text:style-name="P14">Листинг<text:span text:style-name="T1"> </text:span><text:sequence text:ref-name="refЛистинг9" text:name="Листинг" text:formula="ooow:Листинг+1" style:num-format="1">10</text:sequence><text:span text:style-name="T1"> </text:span>инкремент, совмещенный с передачей аргумента (суперхакерский вариант)</text:p>
      <text:h text:style-name="Heading_20_2" text:outline-level="2">хак<text:span text:style-name="T1"> N</text:span>4<text:span text:style-name="T1"> </text:span>– со знаком или без</text:h>
      <text:p text:style-name="P11">общеизвестно, что (<text:span text:style-name="T7">(</text:span><text:span text:style-name="T8">unsigned</text:span><text:span text:style-name="T7"> </text:span><text:span text:style-name="T8">char</text:span><text:span text:style-name="T7">) 0</text:span><text:span text:style-name="T8">xFF</text:span><text:span text:style-name="T7"> == (</text:span><text:span text:style-name="T8">signed</text:span><text:span text:style-name="T7"> </text:span><text:span text:style-name="T8">char</text:span><text:span text:style-name="T7">) -1</text:span>), соответственно, на 32-разрядных платформах (<text:span text:style-name="T7">(</text:span><text:span text:style-name="T8">unsigned</text:span><text:span text:style-name="T7"> </text:span><text:span text:style-name="T8">int</text:span><text:span text:style-name="T7">) 0</text:span><text:span text:style-name="T8">xFFFFFFFF</text:span><text:span text:style-name="T7"> == (</text:span><text:span text:style-name="T8">signed</text:span><text:span text:style-name="T7"> </text:span><text:span text:style-name="T8">int</text:span><text:span text:style-name="T7">) -1</text:span>). естественно, написать <text:span text:style-name="T4">-1</text:span> намного быстрее и надежнее, чем пересчитывать <text:span text:style-name="T1">F</text:span>'ы, рискуя пропустить один из них или переборщить.</text:p>
      <text:p text:style-name="P11">вот конкретный пример хакерского кода:</text:p>
      <text:p text:style-name="Standard"/>
      <text:p text:style-name="P7">unsigned int a;</text:p>
      <text:p text:style-name="P7">for (a = 0; a &lt; -1UL; a++) printf("%x\n",a);</text:p>
      <text:p text:style-name="P14">Листинг <text:sequence text:ref-name="refЛистинг10" text:name="Листинг" text:formula="ooow:Листинг+1" style:num-format="1">11</text:sequence> гибридный хакерский цикл со знаковыми и без знаковыми параметрами</text:p>
      <text:p text:style-name="P11">с точки зрения "нормального" прикладного программиста этот код вообще не должен работать, поскольку (<text:span text:style-name="T4">0 &gt; -1)</text:span> и цикл не выполнится ни разу. но ведь это не обычный <text:span text:style-name="T4">-1</text:span>, а с суффиксом <text:span text:style-name="T1">UL</text:span>, что равносильно конструкции (<text:span text:style-name="T4">(</text:span><text:span text:style-name="T5">unsigned</text:span><text:span text:style-name="T4"> </text:span><text:span text:style-name="T5">int</text:span><text:span text:style-name="T4">) -1</text:span>), после преобразования которой мы получим 0<text:span text:style-name="T1">xFFFFFFFF</text:span>.</text:p>
      <text:p text:style-name="P11">развивая мысль дальше: можно не только сократить исходный текст, но и оптимизировать машинный код.</text:p>
      <text:p text:style-name="P11">возьмем конструкцию вида:</text:p>
      <text:p text:style-name="P11"/>
      <text:p text:style-name="P8">signed char x, y;</text:p>
      <text:p text:style-name="P9"><text:span text:style-name="T8">if ((x &gt; 0) &amp;&amp; (x &lt; y)) </text:span><text:span text:style-name="T11">…</text:span></text:p>
      <text:p text:style-name="P14">Листинг <text:sequence text:ref-name="refЛистинг11" text:name="Листинг" text:formula="ooow:Листинг+1" style:num-format="1">12</text:sequence> "правильный" вариант проверки диапазона</text:p>
      <text:p text:style-name="P11">для хакеров очевидно, что проверка на положительное значение <text:span text:style-name="T1">x</text:span> избыточна и от нее легко избавиться, переписав код так:</text:p>
      <text:p text:style-name="P1"/>
      <text:p text:style-name="P7">if ((unsigned int) x &lt; y)) …</text:p>
      <text:p text:style-name="P14">Листинг <text:sequence text:ref-name="refЛистинг12" text:name="Листинг" text:formula="ooow:Листинг+1" style:num-format="1">13</text:sequence> хакерский вариант проверки диапазона</text:p>
      <text:h text:style-name="Heading_20_2" text:outline-level="2">хак <text:span text:style-name="T1">N</text:span>5<text:span text:style-name="T1"> </text:span>– лишние аргументы</text:h>
      <text:p text:style-name="P11">си не требует соблюдения прототипов функций, что открывает большие возможности для трюкачества. поскольку, аргументы заносятся справа налево (т.е. на вершине стека оказывается крайний левый аргумент), а стек чистит материнская функция, то лишние аргументы попросту игнорируются. и вот тут начинается самое интересное. поскольку, в качестве аргументов допускается использовать выражения (а выражением в си, как уже говорилось, может быть практически все что угодно), мы получаем мощный инструмент для борьбы с фигурными скобками.</text:p>
      <text:p text:style-name="P11">вот, например:</text:p>
      <text:p text:style-name="P11"/>
      <text:p text:style-name="P9"><text:span text:style-name="T8">if</text:span><text:span text:style-name="T7"> (</text:span><text:span text:style-name="T8">a</text:span><text:span text:style-name="T7">)</text:span></text:p>
      <text:p text:style-name="P8">{</text:p>
      <text:p text:style-name="P12">x += f(a); if (n &lt; MAX) n++;</text:p>
      <text:p text:style-name="P6">}</text:p>
      <text:p text:style-name="P14">Листинг <text:sequence text:ref-name="refЛистинг13" text:name="Листинг" text:formula="ooow:Листинг+1" style:num-format="1">14</text:sequence> фрагмент "правильной" программы</text:p>
      <text:p text:style-name="P11">первым делом освобождаемся от оператора <text:span text:style-name="T1">if</text:span>, преобразуя его в выражение: (<text:span text:style-name="T4">(</text:span><text:span text:style-name="T5">n</text:span><text:span text:style-name="T4"> &lt;</text:span><text:span text:style-name="T5"> MAX</text:span><text:span text:style-name="T4">)</text:span><text:span text:style-name="T5"> </text:span><text:span text:style-name="T4">&amp;&amp;</text:span><text:span text:style-name="T5"> </text:span><text:span text:style-name="T4">n++</text:span>), и передает его функции <text:span text:style-name="T1">f</text:span>() как "сверхплановый" аргумент:</text:p>
      <text:p text:style-name="P1"/>
      <text:p text:style-name="P8">if (a) x += f(a, ((n &lt; MAX) &amp;&amp; n++));</text:p>
      <text:p text:style-name="P14">Листинг <text:sequence text:ref-name="refЛистинг14" text:name="Листинг" text:formula="ooow:Листинг+1" style:num-format="1">15</text:sequence> фрагмент "хакерской" программы</text:p>
      <text:p text:style-name="P11">расплатой за хакерство становится снижение читатебельности листинга, не говоря уже о том, что "лишние" аргументы требуют дополнительного стекового пространства, к тому же <text:soft-page-break/>порядок вычисления аргументов в си не определен, поэтому без лишней нужды прибегать к этиму трюком не стоит, а лучше воспользоваться оператором "запятая", описанным в хаке <text:span text:style-name="T1">N</text:span>3.</text:p>
      <text:h text:style-name="Heading_20_2" text:outline-level="2">хак <text:span text:style-name="T1">N</text:span>6<text:span text:style-name="T1"> </text:span>– объявление функций вручную</text:h>
      <text:p text:style-name="P11">программирование под <text:span text:style-name="T1">windows</text:span> требует включения огромных <text:span text:style-name="T1">include</text:span>-файлов, заметно снижающих скорость трансляции, что раздражает. но ведь необходимые функции можно объявить и самостоятельно! следить за соблюдением прототипов необязательно, главное указать компилятору, чтобы он вызывал их по соглашению <text:span text:style-name="T1">stdcall</text:span>:</text:p>
      <text:p text:style-name="Standard"/>
      <text:p text:style-name="P7">// #include &lt;windows.h&gt;</text:p>
      <text:p text:style-name="P7">int __stdcall MessageBoxA();</text:p>
      <text:p text:style-name="P7"/>
      <text:p text:style-name="P7">main()</text:p>
      <text:p text:style-name="P7">{</text:p>
      <text:p text:style-name="P7"><text:tab/>MessageBoxA(0,"hello,sailor","hello",0);</text:p>
      <text:p text:style-name="P5">}</text:p>
      <text:p text:style-name="P14">Листинг <text:sequence text:ref-name="refЛистинг15" text:name="Листинг" text:formula="ooow:Листинг+1" style:num-format="1">16</text:sequence><text:span text:style-name="T1"> </text:span>хакерский вариант объявления функций<text:line-break/>(компиляция: <text:span text:style-name="T1">cl</text:span>.<text:span text:style-name="T1">exe file</text:span>_<text:span text:style-name="T1">name</text:span>.<text:span text:style-name="T1">c USER</text:span>32.<text:span text:style-name="T1">lib</text:span>)</text:p>
      <text:h text:style-name="Heading_20_2" text:outline-level="2">хак <text:span text:style-name="T1">N</text:span>7 отказ от кучи и динамической памяти </text:h>
      <text:p text:style-name="P11">любовь программистов к динамической памяти с позиции здравой логики ничем, кроме мракобесия необъяснима. куча — это тормоза и потенциальные утечки, про борьбу с которыми написано столько, что…</text:p>
      <text:p text:style-name="P11">хакеры активно используют статические массивы, выделяемые операционной системой на еще стадии загрузки файла, а динамическая память выделяется/освобождается каждый раз!</text:p>
      <text:p text:style-name="P11">рассмотрим следующий "пионерский" код, который можно встреть даже в профессиональных программах.</text:p>
      <text:p text:style-name="Standard"/>
      <text:p text:style-name="P7">f(char *s)</text:p>
      <text:p text:style-name="P7">{</text:p>
      <text:p text:style-name="P7"><text:tab/>p = malloc(sizeof(s) + 1);</text:p>
      <text:p text:style-name="P7"><text:tab/>…</text:p>
      <text:p text:style-name="Standard"><text:span text:style-name="T10"><text:tab/></text:span><text:span text:style-name="T9">if (something_goes_wrong) return -1;<text:tab/>// </text:span><text:span text:style-name="T10">ошибка</text:span><text:span text:style-name="T9">! </text:span><text:span text:style-name="T10">преждевременный</text:span><text:span text:style-name="T9"> </text:span><text:span text:style-name="T10">выход</text:span></text:p>
      <text:p text:style-name="Standard"><text:span text:style-name="T8"><text:tab/></text:span><text:span text:style-name="T7">…</text:span></text:p>
      <text:p text:style-name="Standard"><text:span text:style-name="T8"><text:tab/>free</text:span><text:span text:style-name="T7">(</text:span><text:span text:style-name="T8">p</text:span><text:span text:style-name="T7">);</text:span></text:p>
      <text:p text:style-name="P7"><text:tab/>return val;</text:p>
      <text:p text:style-name="P5">}</text:p>
      <text:p text:style-name="P14">Листинг <text:sequence text:ref-name="refЛистинг16" text:name="Листинг" text:formula="ooow:Листинг+1" style:num-format="1">17</text:sequence> популярный, но не слишком удачный способ выделения памяти</text:p>
      <text:p text:style-name="P11">кажущаяся потребность в динамической памяти объясняется переменным размером строки <text:span text:style-name="T1">s</text:span>, передаваемой функции <text:span text:style-name="T1">f</text:span>(). и все было бы хорошо, если бы не коварная ошибка, приводящая к преждевременному выходу из функции без освобождения!</text:p>
      <text:p text:style-name="P11">а вот "хакерский" вариант, использующий статическую память вместо хипа:</text:p>
      <text:p text:style-name="P10"/>
      <text:p text:style-name="P7">f(char *s)</text:p>
      <text:p text:style-name="P7">{</text:p>
      <text:p text:style-name="Standard"><text:span text:style-name="T10"><text:tab/></text:span><text:span text:style-name="T9">static char p[MAX_POSSIBLE_SIZE];</text:span></text:p>
      <text:p text:style-name="P7"><text:tab/>if ((sizeof(s)+1)&gt; MAX_POSSIBLE_SIZE) return -1;</text:p>
      <text:p text:style-name="P7"><text:tab/>…</text:p>
      <text:p text:style-name="P7"><text:tab/>if (something_goes_wrong) return -1;</text:p>
      <text:p text:style-name="P7"><text:tab/>…</text:p>
      <text:p text:style-name="P7"><text:tab/>return val;</text:p>
      <text:p text:style-name="P5">}</text:p>
      <text:p text:style-name="P14">Листинг<text:span text:style-name="T1"> </text:span><text:sequence text:ref-name="refЛистинг17" text:name="Листинг" text:formula="ooow:Листинг+1" style:num-format="1">18</text:sequence><text:span text:style-name="T1"> </text:span>хакерский вариант выделения памяти</text:p>
      <text:p text:style-name="P11">мы увеличили производительность, избавились от проблем с утечками, но... сделали функцию нерентабельной. в практическом плане это означает невозможность рекурсии (но в данном случае функция заведомо не рекурсивна) и запрет на одновременный вызов функции из двух и более потоков, иначе в статическом массиве образуется "мешанина" данных и наступит крах, предотвратить который можно либо путем принудительной синхронизации (критические секции, мутанты), либо через локальную память потока, известную под аббревиатурой <text:span text:style-name="T1">TSL</text:span>, впрочем, учитывая корявость поддержки этой самой <text:span text:style-name="T1">TSL</text:span> нынешними компиляторами, ни один здравомыслящий хакер ни за что ей не воспользуется.</text:p>
      <text:h text:style-name="Heading_20_2" text:outline-level="2"><text:soft-page-break/>хак <text:span text:style-name="T1">N</text:span>8 — программирование без <text:span text:style-name="T1">RTL</text:span></text:h>
      <text:p text:style-name="P11">по умолчанию си-программы собираются вместе с библиотекой времени исполнения (она же <text:span text:style-name="T1">RTL</text:span>), занимающий до черта килобайт и обеспечивающий работу функций типа <text:span text:style-name="T1">spritnf</text:span>. но ведь <text:span text:style-name="T1">Windows</text:span> <text:span text:style-name="T1">NT</text:span> уже включает в себя <text:span text:style-name="T1">RTL</text:span>, реализованную в <text:span text:style-name="T1">NTDLL</text:span>.<text:span text:style-name="T1">DLL</text:span>, так зачем же нам еще одна?</text:p>
      <text:p text:style-name="P11">чтобы собрать программу без <text:span text:style-name="T1">RTL</text:span>, достаточно назвать главную функцию не <text:span text:style-name="T1">main</text:span>, а как-нибудь иначе, например, <text:span text:style-name="T4">_</text:span><text:span text:style-name="T5">start</text:span>. умные линкеры сами поймут, что это точка входа, глупым (к которым, в частности относится <text:span text:style-name="T1">MS LINKER</text:span>) потребуется указывать точку входа явно:</text:p>
      <text:p text:style-name="P10"/>
      <text:p text:style-name="P7">cl.exe /c file_name.c /Ox</text:p>
      <text:p text:style-name="Standard"><text:span text:style-name="T8">link.exe file_name.obj /ENTRY:start /SUBSYSTEM:WINDOWS USER32.lib</text:span></text:p>
      <text:p text:style-name="P14">Листинг<text:span text:style-name="T1"> </text:span><text:sequence text:ref-name="refЛистинг18" text:name="Листинг" text:formula="ooow:Листинг+1" style:num-format="1">19</text:sequence><text:span text:style-name="T1"> </text:span>сборка программы, приведенной в <text:span text:style-name="T3">листинге 16</text:span> без <text:span text:style-name="T1">RTL</text:span></text:p>
      <text:p text:style-name="P11">сравнивая размеры программы с <text:span text:style-name="T1">RTL</text:span> и без нее, мы практически не обнаружим разницы в размерах, поскольку минимальная кратность выравнивания в 9<text:span text:style-name="T1">x</text:span> составляет 4 Кб, она же используется линкером по умолчанию. в <text:span text:style-name="T1">NT</text:span> минимальная кратность составляет всего 16<text:span text:style-name="T1"> </text:span>байт, но линкер отказывается собирать такой файл, пока мы не притворимся, что собираем драйвер:</text:p>
      <text:p text:style-name="Standard"/>
      <text:p text:style-name="Standard"><text:span text:style-name="T5">link.exe file_name .obj /ENTRY:start USER32.lib /DRIVER /ALIGN:16</text:span></text:p>
      <text:p text:style-name="P14">Листинг <text:sequence text:ref-name="refЛистинг19" text:name="Листинг" text:formula="ooow:Листинг+1" style:num-format="1">20</text:sequence> сборка программы с минимальным выравниванием</text:p>
      <text:p text:style-name="P11">на примере <text:span text:style-name="T3">листинга 16</text:span>, при компиляции <text:span text:style-name="T1">MS VC </text:span>6 с <text:span text:style-name="T1">RTL</text:span> размер исполняемого файла составляет<text:span text:style-name="T1"> </text:span>– 24.576 КБайт, без <text:span text:style-name="T1">RTL </text:span>– 16.384 Кбайт и, наконец, без <text:span text:style-name="T1">RTL</text:span> с минимальным выравниванием — 816 байт. как говорится, почувствуйте разницу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5-03T17:07:00</dc:date>
    <meta:editing-cycles>316</meta:editing-cycles>
    <meta:editing-duration>PT7H15M</meta:editing-duration>
    <meta:document-statistic meta:table-count="0" meta:image-count="0" meta:object-count="0" meta:page-count="5" meta:paragraph-count="134" meta:word-count="1596" meta:character-count="10684" meta:non-whitespace-character-count="9188"/>
    <meta:generator>LibreOffice/5.1.4.2$Windows_x86 LibreOffice_project/f99d75f39f1c57ebdd7ffc5f42867c12031db97a</meta:generator>
  </office:meta>
</office:document-meta>
</file>